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style mathvariant="bold">
        <mrow>
          <mi>F</mi>
        </mrow>
      </mstyle>
      <mrow>
        <mo stretchy="false">(</mo>
        <mrow>
          <mstyle mathvariant="bold">
            <mrow>
              <mi>r</mi>
            </mrow>
          </mstyle>
          <mi>,</mi>
          <mstyle mathvariant="bold">
            <mrow>
              <mover accent="true">
                <mi>r</mi>
                <mo stretchy="false">˙</mo>
              </mover>
            </mrow>
          </mstyle>
          <mi>,</mi>
          <mi>t</mi>
        </mrow>
        <mo stretchy="false">)</mo>
      </mrow>
    </mrow>
    <annotation encoding="StarMath 5.0">bold F `=` bold F(bold r , bold dot r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30:43.044000000</meta:creation-date>
    <meta:generator>LibreOffice/4.1.4.2$Windows_x86 LibreOffice_project/0a0440ccc0227ad9829de5f46be37cfb6edcf72</meta:generator>
  </office:meta>
</office:document-meta>
</file>